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rdan Winkler</text:p>
      <text:p text:style-name="Standard">Computer Architecture</text:p>
      <text:p text:style-name="Standard">Mon Feb 25 21:58:45 EST 2019</text:p>
      <text:p text:style-name="Standard">hw5 </text:p>
      <text:p text:style-name="Standard"/>
      <text:p text:style-name="Standard">1. For the following C code segment, write a code segment in MIPS assembly language to do the same thing. Assume i is in $s0, x is in $s1, and y is in $s2. Don’t forget to comment your code. Make sure that you use the slt statement. </text:p>
      <text:p text:style-name="Standard"/>
      <text:p text:style-name="Standard">for (i = 0; i &lt; x; i=i+1)</text:p>
      <text:p text:style-name="Standard"><text:s text:c="4"/>y = y + i;</text:p>
      <text:p text:style-name="Standard"/>
      <text:p text:style-name="Standard"/>
      <text:p text:style-name="Standard"># translate some c code to mips</text:p>
      <text:p text:style-name="Standard"># for (i = 0; i &lt; x; i=i+1) </text:p>
      <text:p text:style-name="Standard"># <text:s text:c="3"/>y = y + i;</text:p>
      <text:p text:style-name="Standard"># $s0 = i, $s1 = x, $s2 = y</text:p>
      <text:p text:style-name="Standard"># required: use slt</text:p>
      <text:p text:style-name="Standard">for: <text:s text:c="27"/># for (i = 0; i &lt; x; i=i+1) y = y + i;</text:p>
      <text:p text:style-name="Standard"><text:s text:c="4"/>add <text:s text:c="4"/>$s0, $0, $0 <text:s text:c="8"/># i=0</text:p>
      <text:p text:style-name="Standard">for_loop:</text:p>
      <text:p text:style-name="Standard"><text:s text:c="4"/>slt <text:s text:c="4"/>$t0, $s0, $s1 <text:s text:c="6"/># (i &lt; x) ? 1 : 0</text:p>
      <text:p text:style-name="Standard"><text:s text:c="4"/>beq <text:s text:c="4"/>$t0, $0, endfor <text:s text:c="4"/># exit if (i &lt; x)</text:p>
      <text:p text:style-name="Standard"><text:s text:c="4"/>add <text:s text:c="4"/>$s2, $s2, $s0 <text:s text:c="6"/># y = y + i</text:p>
      <text:p text:style-name="Standard"><text:s text:c="4"/>addi <text:s text:c="3"/>$s0, $s0, 1 <text:s text:c="8"/># i = i + 1</text:p>
      <text:p text:style-name="Standard"><text:s text:c="4"/>j <text:s text:c="6"/>for_loop</text:p>
      <text:p text:style-name="Standard">endfor:</text:p>
      <text:p text:style-name="Standard"/>
      <text:p text:style-name="Standard"/>
      <text:p text:style-name="Standard">2. Show how the value 0xabcdef12 would be arranged in memory of a little-endian and a big-endian machine. Assume the data is stored starting at address 0. </text:p>
      <text:p text:style-name="Standard"/>
      <text:p text:style-name="Standard">0xabcdef12 </text:p>
      <text:p text:style-name="Standard">big endian</text:p>
      <text:p text:style-name="Standard">0 ab</text:p>
      <text:p text:style-name="Standard">1 cd</text:p>
      <text:p text:style-name="Standard">2 ef</text:p>
      <text:p text:style-name="Standard">3 12</text:p>
      <text:p text:style-name="Standard"/>
      <text:p text:style-name="Standard">little endian</text:p>
      <text:p text:style-name="Standard">0 12</text:p>
      <text:p text:style-name="Standard">1 ef</text:p>
      <text:p text:style-name="Standard">2 cd</text:p>
      <text:p text:style-name="Standard">3 ab</text:p>
      <text:p text:style-name="Standard"/>
      <text:p text:style-name="Standard">3. Translate the following MIPS code to C. Assume that the variables f, g, h, i, and j are assigned to registers $s0, $s1, $s2, $s3, and $s4, respectively. Assume that the base address of the arrays A and B are in registers $s6 and $s7, respectively. </text:p>
      <text:p text:style-name="Standard"/>
      <text:p text:style-name="Standard"><text:soft-page-break/># s0 = f, s1 = g, s2 = h, s3 = i, s4 = j, s6 = A, s7 = B</text:p>
      <text:p text:style-name="Standard"><text:s text:c="4"/>addi <text:s text:c="3"/>$t0, $s6, 4 <text:s text:c="8"/># t0 = A + 4;</text:p>
      <text:p text:style-name="Standard"><text:s text:c="4"/>add <text:s text:c="4"/>$t1, $s6, $0 <text:s text:c="7"/># t1 = A;</text:p>
      <text:p text:style-name="Standard"><text:s text:c="4"/>sw <text:s text:c="5"/>$t1, 0($t0) <text:s text:c="8"/># t0 = *t1</text:p>
      <text:p text:style-name="Standard"><text:s text:c="4"/>lw <text:s text:c="5"/>$t0, 0($t0) <text:s text:c="8"/># t0 = *t0</text:p>
      <text:p text:style-name="Standard"><text:s text:c="4"/>add <text:s text:c="4"/>$s0, $t1, $t0 <text:s text:c="6"/># f = t1 + t0</text:p>
      <text:p text:style-name="Standard"/>
      <text:p text:style-name="Standard"># single line C code would be</text:p>
      <text:p text:style-name="Standard"># f = A + *(*A);</text:p>
      <text:p text:style-name="Standard"/>
      <text:p text:style-name="Standard">4. Find the shortest sequence of MIPS instructions that extracts the 18-bit field in locations 5 through 22 (bit position 31 is the MSB) from register $t3 and places it in register $t0. Hint: Use shift instructions. </text:p>
      <text:p text:style-name="Standard"/>
      <text:p text:style-name="Standard"><text:s text:c="4"/># extract 5-22 bit postion from t3</text:p>
      <text:p text:style-name="Standard"><text:s text:c="4"/>sll <text:s text:c="4"/>$t0, $t3, 10 # take off top, <text:s text:c="3"/>32 = 22+10</text:p>
      <text:p text:style-name="Standard"><text:s text:c="4"/>srl <text:s text:c="4"/>$t0, $t0, 15 # take off bottom, -5 = 10-15</text:p>
      <text:p text:style-name="Standard"/>
      <text:p text:style-name="Standard">5. Assemble the following MIPS instruction: srl $s1, $t2, 3 </text:p>
      <text:p text:style-name="Standard"/>
      <text:p text:style-name="Standard">srl, shift_right_logical, R-type, R[rd] = R[rt] &gt;&gt; shamt</text:p>
      <text:p text:style-name="Standard">srl $s1, $t2, 3 </text:p>
      <text:p text:style-name="Standard">000000 00000 t2 s1 3 srl </text:p>
      <text:p text:style-name="Standard">000000 00000 10d 17d 00011 000010</text:p>
      <text:p text:style-name="Standard">000000 00000 01010 10001 00011 000010</text:p>
      <text:p text:style-name="Standard"/>
      <text:p text:style-name="Standard">6. Convert the following C/C++ fragment into equivalent MIPS assembly language. Assume that the variables a, b, c, d, i and x are assigned to registers $t1, $t2, $t3, $t4, $s0 and $s1 respectively. </text:p>
      <text:p text:style-name="Standard"/>
      <text:p text:style-name="Standard">if ((a &lt; b) &amp;&amp; (c == 0))</text:p>
      <text:p text:style-name="Standard"><text:s text:c="2"/>d = 1;</text:p>
      <text:p text:style-name="Standard"/>
      <text:p text:style-name="Standard"># if ((a &lt; b) &amp;&amp; (c == 0))</text:p>
      <text:p text:style-name="Standard"># <text:s text:c="2"/>d = 1;</text:p>
      <text:p text:style-name="Standard"># a, <text:s/>b, <text:s/>c, <text:s/>d, <text:s/>i, <text:s/>x</text:p>
      <text:p text:style-name="Standard"># t1, t2, t3, t4, s0, s1</text:p>
      <text:p text:style-name="Standard"/>
      <text:p text:style-name="Standard"><text:s text:c="4"/>slt <text:s text:c="4"/>$t0, $t1, $t2 <text:s text:c="6"/># a &lt; <text:s/>b</text:p>
      <text:p text:style-name="Standard"><text:s text:c="4"/>seq <text:s text:c="4"/>$t8, $t1, $0 <text:s text:c="7"/># c == 0</text:p>
      <text:p text:style-name="Standard"><text:s text:c="4"/>and <text:s text:c="4"/>$t0, $t0, $t8 <text:s text:c="6"/># (a &lt; <text:s/>b) &amp;&amp; (c == 0)</text:p>
      <text:p text:style-name="Standard"><text:s text:c="4"/>beq <text:s text:c="4"/>$t0, $0, skip <text:s text:c="6"/># if ((a &lt; b) &amp;&amp; (c == 0)) </text:p>
      <text:p text:style-name="Standard"><text:s text:c="4"/>addi <text:s text:c="3"/>$t4, $0, 1 <text:s text:c="9"/># <text:s text:c="2"/>d = 1;</text:p>
      <text:p text:style-name="Standard">ski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2:13:05.881782616</meta:creation-date>
    <dc:date>2019-02-26T02:15:48.100851863</dc:date>
    <meta:editing-duration>PT2M44S</meta:editing-duration>
    <meta:editing-cycles>1</meta:editing-cycles>
    <meta:document-statistic meta:table-count="0" meta:image-count="0" meta:object-count="0" meta:page-count="2" meta:paragraph-count="65" meta:word-count="575" meta:character-count="2716" meta:non-whitespace-character-count="1892"/>
    <meta:generator>LibreOffice/6.0.7.3$Linux_X86_64 LibreOffice_project/00m0$Build-3</meta:generator>
  </office:meta>
</office:document-meta>
</file>